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font-name="Manjari Thin" officeooo:paragraph-rsid="001a9df0"/>
    </style:style>
    <style:style style:name="P2" style:family="paragraph" style:parent-style-name="Heading_20_1">
      <style:text-properties style:font-name="Manjari Thin" officeooo:rsid="001b57ea" officeooo:paragraph-rsid="001b57ea"/>
    </style:style>
    <style:style style:name="P3" style:family="paragraph" style:parent-style-name="Heading_20_1">
      <style:text-properties officeooo:rsid="001c3e3b" officeooo:paragraph-rsid="001c3e3b"/>
    </style:style>
    <style:style style:name="P4" style:family="paragraph" style:parent-style-name="Heading_20_1">
      <style:text-properties officeooo:rsid="001c3e99" officeooo:paragraph-rsid="001c3e99"/>
    </style:style>
    <style:style style:name="P5" style:family="paragraph" style:parent-style-name="Standard">
      <style:text-properties officeooo:rsid="001a9df0" officeooo:paragraph-rsid="001a9df0"/>
    </style:style>
    <style:style style:name="P6" style:family="paragraph" style:parent-style-name="Standard">
      <style:text-properties style:font-name="Manjari Thin"/>
    </style:style>
    <style:style style:name="P7" style:family="paragraph" style:parent-style-name="Standard">
      <style:text-properties style:font-name="Manjari Thin" officeooo:rsid="001a9df0" officeooo:paragraph-rsid="001a9df0"/>
    </style:style>
    <style:style style:name="P8" style:family="paragraph" style:parent-style-name="Text_20_body">
      <style:text-properties officeooo:rsid="001a9df0" officeooo:paragraph-rsid="001a9df0"/>
    </style:style>
    <style:style style:name="P9" style:family="paragraph" style:parent-style-name="Text_20_body">
      <style:text-properties officeooo:rsid="001b57ea" officeooo:paragraph-rsid="001b57ea"/>
    </style:style>
    <style:style style:name="P10" style:family="paragraph" style:parent-style-name="Text_20_body" style:list-style-name="L1">
      <style:text-properties officeooo:rsid="001b57ea" officeooo:paragraph-rsid="001b57ea"/>
    </style:style>
    <style:style style:name="P11" style:family="paragraph" style:parent-style-name="Text_20_body">
      <style:text-properties officeooo:rsid="001c3e3b" officeooo:paragraph-rsid="001c3e3b"/>
    </style:style>
    <style:style style:name="P12" style:family="paragraph" style:parent-style-name="Text_20_body">
      <style:text-properties officeooo:rsid="001c3e99" officeooo:paragraph-rsid="001c3e99"/>
    </style:style>
    <style:style style:name="P13" style:family="paragraph" style:parent-style-name="Text_20_body">
      <style:text-properties officeooo:rsid="001e0b53" officeooo:paragraph-rsid="001e0b53"/>
    </style:style>
    <style:style style:name="P14" style:family="paragraph" style:parent-style-name="Heading_20_2">
      <style:text-properties officeooo:rsid="001a9df0" officeooo:paragraph-rsid="001a9df0"/>
    </style:style>
    <style:style style:name="P15" style:family="paragraph" style:parent-style-name="Heading_20_2">
      <style:text-properties officeooo:rsid="001b57ea" officeooo:paragraph-rsid="001b57ea"/>
    </style:style>
    <style:style style:name="P16" style:family="paragraph" style:parent-style-name="Heading_20_3">
      <style:text-properties officeooo:rsid="001b57ea" officeooo:paragraph-rsid="001b57ea"/>
    </style:style>
    <style:style style:name="T1" style:family="text">
      <style:text-properties officeooo:rsid="001a9d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Manjari Thin"/>
    </style:style>
    <style:style style:name="T4" style:family="text">
      <style:text-properties style:font-name="Manjari Thin" officeooo:rsid="001b57ea"/>
    </style:style>
    <style:style style:name="T5" style:family="text">
      <style:text-properties fo:color="#ce181e" fo:font-style="italic" style:font-style-asian="italic" style:font-style-complex="italic"/>
    </style:style>
    <style:style style:name="T6" style:family="text">
      <style:text-properties fo:color="#ce181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ce181e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otações - Ruby on Rails</text:p>
      <text:p text:style-name="Subtitle"><text:span text:style-name="T1">curso da</text:span> Udemy</text:p>
      <text:p text:style-name="P6"/>
      <text:h text:style-name="P2" text:outline-level="1">Model</text:h>
      <text:p text:style-name="P9"><text:span text:style-name="T4">É </text:span><text:span text:style-name="T3">sempre no singular e com a primeira letra maiúscula, enquanto que a tabela associada é toda minúscula e no plural.</text:span></text:p>
      <text:h text:style-name="Heading_20_2" text:outline-level="2">CRUD</text:h>
      <text:p text:style-name="P6">Scaffold cria o CRUD padrão</text:p>
      <text:p text:style-name="P6"/>
      <text:p text:style-name="P6">rails generate scaffold &lt;NomeTabela&gt; &lt;coluna:tipo&gt; &lt;coluna:tipo&gt; ... </text:p>
      <text:p text:style-name="P6"/>
      <text:h text:style-name="P2" text:outline-level="1">Banco de dados</text:h>
      <text:h text:style-name="P14" text:outline-level="2">ORM – Active Record</text:h>
      <text:p text:style-name="P6">Active Record - Model: camada de software responsável pela lógica de negócio.</text:p>
      <text:p text:style-name="P7"><text:span text:style-name="T2">Active Record framework </text:span>que implementa o padrão Active Record! Este framework é uma ORM.</text:p>
      <text:p text:style-name="P5"/>
      <text:p text:style-name="Text_20_body">ORM vem de Object-Relational Mapping, que mapeia os dados de uma banco de dados para classes/objetos na programação</text:p>
      <text:h text:style-name="P14" text:outline-level="2">Migration</text:h>
      <text:p text:style-name="P8">Migrations, localizadas em db/migrate, são uma característica do Active Record (o framework) que permite “escrever/especificar” as tabelas do BD usando a linguagem Ruby.</text:p>
      <text:p text:style-name="P8">Dessa forma, se pode adicionar, modificar ou remover tabelas do BD sem utilizar SQL, além de ter sempre disponível toda a sequência de criação/alteração das tabelas envolvidas no projeto.</text:p>
      <text:p text:style-name="P8">Elas também controlam quais modificações foram ou não aplicadas ao BD através do arquivo db/schema.rb.</text:p>
      <text:h text:style-name="P15" text:outline-level="2">Console</text:h>
      <text:p text:style-name="P9"><text:span text:style-name="T7">Rails dbconsole </text:span>é o comando usado para se conectar ao BD e executar comandos para inspecioná-lo</text:p>
      <text:p text:style-name="P9"><text:span text:style-name="T6">.help </text:span>lista os comandos.</text:p>
      <text:h text:style-name="P16" text:outline-level="3"><text:soft-page-break/>Tasks</text:h>
      <text:p text:style-name="P9">São tarefas predefinidas que o Rails pode executar. Para conhecer todas as tasks disponíveis basta rodas <text:span text:style-name="T6">rails -T</text:span>, ou filtrar colocando o trecho de nome desejado, exemplo: <text:span text:style-name="T6">rails -T db</text:span>.</text:p>
      <text:p text:style-name="P9">As tasks mais usadas para banco de dados são:</text:p>
      <text:list xml:id="list3015342780" text:style-name="L1">
        <text:list-item>
          <text:p text:style-name="P10"><text:span text:style-name="T6">rails db:create</text:span> <text:tab/><text:tab/>#cria o db</text:p>
        </text:list-item>
        <text:list-item>
          <text:p text:style-name="P10"><text:span text:style-name="T6">rails db:drop</text:span><text:tab/><text:tab/><text:tab/>#apaga o db</text:p>
        </text:list-item>
        <text:list-item>
          <text:p text:style-name="P10"><text:span text:style-name="T6">rails db:migrate</text:span><text:tab/><text:tab/>#executa as migrations</text:p>
        </text:list-item>
        <text:list-item>
          <text:p text:style-name="P10"><text:span text:style-name="T6">rails db:rollback</text:span><text:tab/><text:tab/>#desfaz a última migration</text:p>
        </text:list-item>
      </text:list>
      <text:h text:style-name="P3" text:outline-level="1">Ambientes</text:h>
      <text:p text:style-name="P11">O rails vem com 3 ambientes por padrão: <text:span text:style-name="T2">Desenvolvimento</text:span><text:span text:style-name="T8">, </text:span><text:span text:style-name="T2">Teste</text:span><text:span text:style-name="T8"> e </text:span><text:span text:style-name="T2">Produção</text:span><text:span text:style-name="T8">.</text:span></text:p>
      <text:h text:style-name="P4" text:outline-level="1">Generators</text:h>
      <text:p text:style-name="P12">Rails g mostra todos os generators disponíveis.</text:p>
      <text:p text:style-name="P12"/>
      <text:p text:style-name="P13">&lt;&lt;-EOF </text:p>
      <text:p text:style-name="P13">sdj asiojd asijd</text:p>
      <text:p text:style-name="P13">sakd</text:p>
      <text:p text:style-name="P13">naso</text:p>
      <text:p text:style-name="P13">EO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Manjari Thin" fo:font-family="'Manjari Thin'" style:font-pitch="variable" officeooo:rsid="001a9df0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15:43.837240304</meta:creation-date>
    <dc:date>2020-02-11T17:29:20.872690948</dc:date>
    <meta:editing-duration>PT17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275" meta:character-count="1718" meta:non-whitespace-character-count="1473"/>
  </office:meta>
</office:document-meta>
</file>